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fill="none" draw:textarea-horizontal-align="left" draw:textarea-vertical-align="top" draw:auto-grow-height="false" fo:min-height="4.15cm" fo:min-width="9.7cm" fo:wrap-option="wrap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2.582cm" fo:min-width="3.7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5cm" fo:min-width="4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4cm" svg:height="1.8cm" svg:x="3.1cm" svg:y="26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6" draw:id="id6" draw:layer="layout" draw:type="line" svg:x1="10.4cm" svg:y1="3cm" svg:x2="8.9cm" svg:y2="3.937cm" draw:start-shape="id1" draw:start-glue-point="8" draw:end-shape="id2" draw:end-glue-point="4" svg:d="M10400 3000l-1500 937" svg:viewBox="0 0 1501 938">
          <text:p/>
        </draw:connector>
        <draw:connector draw:style-name="gr2" draw:text-style-name="P3" draw:layer="layout" svg:x1="7.6cm" svg:y1="13.25cm" svg:x2="7.6cm" svg:y2="13.25cm" svg:d="M7600 13250z" svg:viewBox="0 0 1 1">
          <text:p/>
        </draw:connector>
        <draw:custom-shape draw:style-name="gr3" draw:text-style-name="P5" draw:layer="layout" svg:width="10.2cm" svg:height="4.4cm" svg:x="9.8cm" svg:y="24.3cm">
          <text:p text:style-name="P4"><text:span text:style-name="T1">Program wyświetla wszystkie dwucyfrowe liczby parzyste podzielne przez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8.4cm" svg:height="5.663cm" svg:x="4.7cm" svg:y="3.937cm">
          <text:p text:style-name="P1">Liczba powtórzenia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95cm" svg:y1="15.3cm" svg:x2="15.357cm" svg:y2="17.856cm" draw:start-shape="id3" draw:start-glue-point="6" draw:end-shape="id4" draw:end-glue-point="2" svg:d="M8950 15300v3101h6407v-545" svg:viewBox="0 0 6408 3102">
          <text:p text:style-name="P1">TAK</text:p>
        </draw:connector>
        <draw:connector draw:style-name="gr5" draw:text-style-name="P3" draw:layer="layout" draw:line-skew="-2.199cm 5.45cm" svg:x1="4.7cm" svg:y1="6.769cm" svg:x2="5.3cm" svg:y2="26.5cm" draw:start-shape="id2" draw:start-glue-point="5" draw:end-shape="id5" draw:end-glue-point="4" svg:d="M4700 6769h-2700v16731h3300v3000" svg:viewBox="0 0 3301 19732">
          <text:p text:style-name="P1">NIE</text:p>
        </draw:connector>
        <draw:custom-shape draw:style-name="gr6" draw:text-style-name="P3" xml:id="id4" draw:id="id4" draw:layer="layout" svg:width="5.715cm" svg:height="1.578cm" draw:transform="skewX (0.736878010192006) rotate (0.0153588974175501) translate (13.908cm 16.3cm)">
          <text:p text:style-name="P1">Wypisz x</text:p>
          <draw:enhanced-geometry svg:viewBox="0 0 21600 21600" draw:type="rectangle" draw:enhanced-path="M 0 0 L 21600 0 21600 21600 0 21600 0 0 Z N"/>
        </draw:custom-shape>
        <draw:connector draw:style-name="gr2" draw:text-style-name="P3" xml:id="id7" draw:id="id7" draw:layer="layout" draw:line-skew="-6.674cm" svg:x1="16.765cm" svg:y1="16.256cm" svg:x2="9.65cm" svg:y2="3.468cm" draw:start-shape="id4" draw:start-glue-point="0" draw:end-shape="id6" draw:end-glue-point="0" svg:d="M16765 16256v-12856h-7115v68" svg:viewBox="0 0 7116 12857">
          <text:p/>
        </draw:connector>
        <draw:custom-shape draw:style-name="gr7" draw:text-style-name="P3" xml:id="id3" draw:id="id3" draw:layer="layout" svg:width="9.9cm" svg:height="2.8cm" svg:x="4cm" svg:y="12.5cm">
          <text:p text:style-name="P1"><text:tab/><text:tab/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8.9cm" svg:y1="9.6cm" svg:x2="8.95cm" svg:y2="12.5cm" draw:start-shape="id2" draw:start-glue-point="6" draw:end-shape="id3" draw:end-glue-point="4" svg:d="M8900 9600l50 2900" svg:viewBox="0 0 51 2901">
          <text:p text:style-name="P1">TAK</text:p>
        </draw:connector>
        <draw:connector draw:style-name="gr5" draw:text-style-name="P3" draw:layer="layout" draw:line-skew="-2.566cm 2.759cm" svg:x1="13.9cm" svg:y1="13.9cm" svg:x2="13.207cm" svg:y2="3.4cm" draw:start-shape="id3" draw:start-glue-point="7" draw:end-shape="id7" draw:end-glue-point="0" svg:d="M13900 13900h800v-8400h-1493v-2100" svg:viewBox="0 0 1494 105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17:37:30.652000000</dc:date>
    <meta:editing-duration>PT11M11S</meta:editing-duration>
    <meta:editing-cycles>5</meta:editing-cycles>
    <meta:generator>LibreOffice/5.4.3.2$Windows_X86_64 LibreOffice_project/92a7159f7e4af62137622921e809f8546db437e5</meta:generator>
    <meta:document-statistic meta:object-count="13"/>
  </office:meta>
</office:document-meta>
</file>